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size-asian="12pt" style:font-name-complex="Times New Roman" style:font-size-complex="12pt" style:font-style-complex="italic"/>
    </style:style>
    <style:style style:name="P6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name-asian="Times New Roman" style:font-size-asian="12pt" style:font-name-complex="Times New Roman" style:font-size-complex="12pt" style:font-style-complex="italic"/>
    </style:style>
    <style:style style:name="P7" style:family="paragraph" style:parent-style-name="Standard">
      <style:paragraph-properties fo:margin-top="0cm" fo:margin-bottom="0cm" loext:contextual-spacing="false"/>
      <style:text-properties fo:color="#ff0000"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9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3cm" style:auto-text-indent="false"/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Standard">
      <style:paragraph-properties fo:margin-left="5.251cm" fo:margin-right="0cm" fo:margin-top="0cm" fo:margin-bottom="0cm" loext:contextual-spacing="false" fo:line-height="100%" fo:text-align="center" style:justify-single-word="false" fo:text-indent="3cm" style:auto-text-indent="false"/>
      <style:text-properties style:font-name="Times New Roman" fo:font-size="10pt" style:font-size-asian="10pt" style:font-name-complex="Times New Roman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 CYR" fo:font-size="14pt" style:font-size-asian="14pt" style:font-name-complex="Times New Roman CYR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>
        <style:tab-stops>
          <style:tab-stop style:position="0.5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 style:master-page-name="Standard">
      <style:paragraph-properties fo:margin-left="7.752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0.5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officeooo:paragraph-rsid="001bbc0e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Председателю </text:p>
      <text:p text:style-name="P17">диссертационного совета ___ШИФР_СОВЕТА___</text:p>
      <text:p text:style-name="P9">___________________________________</text:p>
      <text:p text:style-name="P12">(ФИО)</text:p>
      <text:p text:style-name="P9">от соискателя ученой степени </text:p>
      <text:p text:style-name="P8"><text:span text:style-name="T2"><text:s text:c="14"/></text:span><text:span text:style-name="T1"><text:tab/>___ФИО_в_родительном_падеже___</text:span></text:p>
      <text:p text:style-name="P12"/>
      <text:p text:style-name="P11"/>
      <text:p text:style-name="P10"/>
      <text:p text:style-name="P10"/>
      <text:p text:style-name="P10"/>
      <text:p text:style-name="P10"/>
      <text:p text:style-name="P3">Заявление</text:p>
      <text:p text:style-name="P3"/>
      <text:p text:style-name="P16">Прошу принять к предварительному рассмотрению и дальнейшей защите мою диссертацию на тему: «___Тема_диссертации___»</text:p>
      <text:p text:style-name="P19">на соискание ученой степени ___кандидат_или_доктор___а ___каких_наук___ наук</text:p>
      <text:p text:style-name="P19">по специальности(ям) ___ШИФР_СПЕЦ___ ___Название_научной_специальности___.</text:p>
      <text:p text:style-name="P2"><text:span text:style-name="T4"><text:tab/></text:span><text:span text:style-name="T1">Защита планируется на русском/иностранном (указать какой) языке.</text:span></text:p>
      <text:p text:style-name="P13">Защита проводится впервые (повторно).</text:p>
      <text:p text:style-name="P13">Возможные риски, связанные с размещением в открытом доступе диссертации, принимаю.</text:p>
      <text:p text:style-name="P13">Согласен(на) на включение моих персональных данных в электронное аттестационное дело соискателя ученой степени на сайтах РУДН, ВАК, <text:s/>ЕГИСУ НИОКР и их дальнейшую обработку.</text:p>
      <text:p text:style-name="P13">Даю согласие на участие в заседании диссертационного совета в режиме видеоконференции. <text:s/></text:p>
      <text:p text:style-name="P15">Подтверждаю, что все представленные мной данные являются подлинными и оригинальными и, кроме специально оговоренных случаев, получены мною лично.</text:p>
      <text:p text:style-name="P4"/>
      <text:p text:style-name="P13"/>
      <text:p text:style-name="P13"/>
      <text:p text:style-name="P13"/>
      <text:p text:style-name="P1"><text:span text:style-name="T2"><text:s text:c="88"/></text:span><text:span text:style-name="T1">(</text:span><text:span text:style-name="T3">подпись соискателя</text:span><text:span text:style-name="T1">)</text:span></text:p>
      <text:p text:style-name="P14"/>
      <text:p text:style-name="P6"><text:s/></text:p>
      <text:p text:style-name="P5"/>
      <text:p text:style-name="P5"/>
      <text:p text:style-name="P7">Виза председателя диссертационного совета.</text:p>
      <text:p text:style-name="P7">Дата на заявлении = дате на протоколе о принятии диссертации к рассмотрен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2T22:59:00</meta:creation-date>
    <dc:date>2025-10-19T02:18:24.440084838</dc:date>
    <meta:print-date>2013-11-08T19:09:00</meta:print-date>
    <meta:editing-cycles>25</meta:editing-cycles>
    <meta:editing-duration>PT3H1M59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0" meta:word-count="127" meta:character-count="1257" meta:non-whitespace-character-count="1039"/>
  </office:meta>
</office:document-meta>
</file>